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E6CF8940EDB362D935.jpg" manifest:media-type="image/jpeg"/>
  <manifest:file-entry manifest:full-path="Pictures/10000000000001DF000001DF2F4649A82D0C8EB3.jpg" manifest:media-type="image/jpeg"/>
  <manifest:file-entry manifest:full-path="Pictures/1000000000000500000002E602CC4E54C76873A8.jpg" manifest:media-type="image/jpeg"/>
  <manifest:file-entry manifest:full-path="Pictures/1000000000000500000002E651ECE20739C08704.jpg" manifest:media-type="image/jpeg"/>
  <manifest:file-entry manifest:full-path="Pictures/100000000000021300000213C7C0388B40FE50B3.jpg" manifest:media-type="image/jpeg"/>
  <manifest:file-entry manifest:full-path="Pictures/10000000000001E8000001E88D95C0C69148A147.jpg" manifest:media-type="image/jpeg"/>
  <manifest:file-entry manifest:full-path="Pictures/10000000000002D0000002A5641256C2B8B21DB5.jpg" manifest:media-type="image/jpeg"/>
  <manifest:file-entry manifest:full-path="Pictures/10000000000004DA000004E791CEEDD17D8B4407.jpg" manifest:media-type="image/jpeg"/>
  <manifest:file-entry manifest:full-path="Pictures/10000000000001D8000001D89BA6A09E3DA2C39B.jpg" manifest:media-type="image/jpeg"/>
  <manifest:file-entry manifest:full-path="Pictures/100000000000024000000400A03466A0A43E143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e1c0a" officeooo:paragraph-rsid="000e1c0a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3cm, 0.00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53cm, 0.00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067cm, 0.007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669cm, 0.004cm, 8.3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n1" text:anchor-type="char" svg:x="1.064cm" svg:y="0.453cm" svg:width="5.683cm" svg:height="5.685cm" draw:z-index="0"><draw:image xlink:href="Pictures/100000000000024000000400A03466A0A43E1430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967cm" svg:y="0.247cm" svg:width="7.906cm" svg:height="7.906cm" draw:z-index="1"><draw:image xlink:href="Pictures/10000000000001D8000001D89BA6A09E3DA2C39B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4" draw:name="Imagen3" text:anchor-type="char" svg:x="0.924cm" svg:y="0.205cm" svg:width="8.839cm" svg:height="6.421cm" draw:z-index="2"><draw:image xlink:href="Pictures/10000000000004DA000004E791CEEDD17D8B4407.jpg" xlink:type="simple" xlink:show="embed" xlink:actuate="onLoad" loext:mime-type="image/jpeg"/></draw:frame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text:soft-page-break/></text:p>
      <text:p text:style-name="Standard"><draw:frame draw:style-name="fr1" draw:name="Imagen4" text:anchor-type="char" svg:x="0.035cm" svg:y="0.778cm" svg:width="6.9cm" svg:height="6.488cm" draw:z-index="3"><draw:image xlink:href="Pictures/10000000000002D0000002A5641256C2B8B21DB5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3" draw:name="Imagen5" text:anchor-type="char" svg:x="0.076cm" svg:y="0.316cm" svg:width="8.289cm" svg:height="7.394cm" draw:z-index="4"><draw:image xlink:href="Pictures/10000000000001E8000001E88D95C0C69148A147.jpg" xlink:type="simple" xlink:show="embed" xlink:actuate="onLoad" loext:mime-type="image/jpeg"/></draw:frame></text:p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2" draw:name="Imagen6" text:anchor-type="char" svg:x="-0.002cm" svg:y="0.249cm" svg:width="8.726cm" svg:height="6.668cm" draw:z-index="5"><draw:image xlink:href="Pictures/100000000000021300000213C7C0388B40FE50B3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1" draw:name="Imagen7" text:anchor-type="char" svg:x="-0.064cm" svg:y="0cm" svg:width="7.726cm" svg:height="7.726cm" draw:z-index="6"><draw:image xlink:href="Pictures/10000000000001DF000001DF2F4649A82D0C8EB3.jpg" xlink:type="simple" xlink:show="embed" xlink:actuate="onLoad" loext:mime-type="image/jpe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n8" text:anchor-type="char" svg:x="0.039cm" svg:y="0cm" svg:width="7.717cm" svg:height="7.675cm" draw:z-index="7"><draw:image xlink:href="Pictures/1000000000000500000002E6CF8940EDB362D935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1" draw:name="Imagen9" text:anchor-type="char" svg:x="-0.113cm" svg:y="0cm" svg:width="7.288cm" svg:height="7.664cm" draw:z-index="8"><draw:image xlink:href="Pictures/1000000000000500000002E651ECE20739C08704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1" draw:name="Imagen10" text:anchor-type="char" svg:x="0.15cm" svg:y="0cm" svg:width="8.015cm" svg:height="7.444cm" draw:z-index="9"><draw:image xlink:href="Pictures/1000000000000500000002E602CC4E54C76873A8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1c0a" officeooo:paragraph-rsid="000e1c0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acas Medellín<text:tab/><text:tab/>Catalog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5:34:07.126736745</meta:creation-date>
    <dc:date>2020-06-04T15:50:24.338781707</dc:date>
    <meta:editing-duration>PT5M45S</meta:editing-duration>
    <meta:editing-cycles>2</meta:editing-cycles>
    <meta:generator>LibreOffice/6.4.3.2$Linux_X86_64 LibreOffice_project/40$Build-2</meta:generator>
    <meta:document-statistic meta:table-count="0" meta:image-count="10" meta:object-count="0" meta:page-count="4" meta:paragraph-count="9" meta:word-count="3" meta:character-count="973" meta:non-whitespace-character-count="23"/>
  </office:meta>
</office:document-meta>
</file>